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6900000288CC8ADC14A286C32B.png" manifest:media-type="image/png"/>
  <manifest:file-entry manifest:full-path="Pictures/10000000000001690000028803544DC7AE0FF0C7.pdf" manifest:media-type="application/pdf"/>
  <manifest:file-entry manifest:full-path="Pictures/1000000000000183000003317F9EA62DBAAB4F2D.pdf" manifest:media-type="application/pdf"/>
  <manifest:file-entry manifest:full-path="Pictures/1000000000000183000003312CA6E182FF7F04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a425d" officeooo:paragraph-rsid="000a425d"/>
    </style:style>
    <style:style style:name="P2" style:family="paragraph" style:parent-style-name="Standard">
      <style:paragraph-properties fo:text-align="end" style:justify-single-word="false"/>
      <style:text-properties fo:font-size="18pt" fo:font-weight="bold" officeooo:rsid="000d33cb" officeooo:paragraph-rsid="000d33cb" style:font-size-asian="18pt" style:font-weight-asian="bold" style:font-size-complex="18pt" style:font-weight-complex="bold"/>
    </style:style>
    <style:style style:name="P3" style:family="paragraph">
      <loext:graphic-properties draw:fill="none"/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49cm" svg:stroke-color="#000000" draw:marker-start-width="0.427cm" draw:marker-end-width="0.427cm" draw:fill="none" draw:textarea-horizontal-align="justify" draw:textarea-vertical-align="middle" draw:auto-grow-height="false" fo:min-height="0.649cm" fo:min-width="0.649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1.334cm" svg:y="1.011cm" svg:width="9.788cm" svg:height="20.664cm" draw:z-index="0"><draw:image xlink:href="Pictures/1000000000000183000003317F9EA62DBAAB4F2D.pdf" xlink:type="simple" xlink:show="embed" xlink:actuate="onLoad" loext:mime-type="application/pdf"/><draw:image xlink:href="Pictures/1000000000000183000003312CA6E182FF7F040C.png" xlink:type="simple" xlink:show="embed" xlink:actuate="onLoad"/></draw:frame><draw:frame draw:style-name="fr1" draw:name="Image2" text:anchor-type="paragraph" svg:x="8.636cm" svg:y="0.986cm" svg:width="9.821cm" svg:height="17.632cm" draw:z-index="1"><draw:image xlink:href="Pictures/10000000000001690000028803544DC7AE0FF0C7.pdf" xlink:type="simple" xlink:show="embed" xlink:actuate="onLoad" loext:mime-type="application/pdf"/><draw:image xlink:href="Pictures/100000000000016900000288CC8ADC14A286C32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custom-shape text:anchor-type="paragraph" draw:z-index="2" draw:name="Shape1" draw:style-name="gr1" draw:text-style-name="P3" svg:width="0.918cm" svg:height="0.918cm" svg:x="16.39cm" svg:y="0.42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">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9T09:57:42.126512945</meta:creation-date>
    <dc:date>2020-03-19T10:20:25.571271104</dc:date>
    <meta:editing-duration>PT2M22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1" meta:paragraph-count="1" meta:word-count="1" meta:character-count="1" meta:non-whitespace-character-count="1"/>
  </office:meta>
</office:document-meta>
</file>